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8.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_5f_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_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beneficial ownership</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von Unternehmenseign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Umsetzung der OECD FATF Empfehlungen zu Transparenz von Unternehmenseigner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Compliance of a country regarding beneficial ownership, as reported by the FATF.</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o date. Benefical ownership is one of 40 recommendations of the FATF to measure the compliance of a countr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die in ihrem Land kein Vermögen ansparen dürfen, suchen deswegen oft Wege um dieses in anderen Ländern anzulegen. Sie suchen Länder mit stabilen und berechenbaren Finanzsystemen, so wie jene wo Ermittlung schwierig ist da es nur schwache Anti-Geldwäschegesetze gibt. Untersuchungen zu den größten Korruptionsfällen der letzten Jahre zeigen dass beträchtliche Maße an illegalen Geldsummen aus Entwicklungsländern in OECD-Länder ankamen. Die FATF (Financial Action Task Force) der OECD empfiehlt insgesamt 40 Maßnahmen gegen Geldwäsche. Die klare Benennung des wirtschaftlichen Nutznießers einer Unternehmung ist einer dieser 40 Empfe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2,3,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1 ist die höchste Empfehlung und bedeutet volle Umsetzung der Empfehlung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1 is the highest recommendation and signifies full compliance with the recommendation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6,17</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5" calcext:value-type="float">
            <text:p>5</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_5f_FATF_5f_rec" style:display-name="PageStyle_D_Compliance_with_OECD_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1" meta:object-count="0"/>
    <meta:generator>LibreOfficeDev/5.1.0.3$Linux_X86_64 LibreOffice_project/</meta:generator>
  </office:meta>
</office:document-meta>
</file>